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T1" style:family="text">
      <style:text-properties fo:font-size="16pt" style:font-size-asian="16pt" style:font-size-complex="16pt"/>
    </style:style>
    <style:style style:name="T2" style:family="text">
      <style:text-properties fo:font-size="16pt" style:font-size-asian="14pt" style:font-size-complex="16pt"/>
    </style:style>
    <style:style style:name="T3" style:family="text">
      <style:text-properties fo:font-size="16pt" officeooo:rsid="0006d731" style:font-size-asian="14pt" style:font-size-complex="16pt"/>
    </style:style>
    <style:style style:name="T4" style:family="text">
      <style:text-properties fo:font-size="16pt" officeooo:rsid="000711b5" style:font-size-asian="14pt" style:font-size-complex="16pt"/>
    </style:style>
    <style:style style:name="T5" style:family="text">
      <style:text-properties fo:font-size="16pt" officeooo:rsid="00085883" style:font-size-asian="14pt" style:font-size-complex="16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Đăng nhập phải có</text:p>
      <text:p text:style-name="P1"/>
      <text:p text:style-name="Standard"><text:span text:style-name="T1">Tạo thông tin sinh viên admin sẽ nhập thông tin cơ bản còn hệ thống sẽ tự sinh th</text:span>ê<text:span text:style-name="T2">m id </text:span><text:span text:style-name="T3">(đoạn này tôi nghĩ là để char và tự tăng số đằng sau)</text:span><text:span text:style-name="T2"> và pass để mặc định như trg mình là </text:span><text:span text:style-name="T3">123456 hình như vậy</text:span></text:p>
      <text:p text:style-name="Standard"><text:span text:style-name="T3"/></text:p>
      <text:p text:style-name="Standard"><text:span text:style-name="T3">Phân công giáo viên và xem những giáo viên bận những hôm nào nếu mà nhập giáo viên đó trùng với lịch bận thì hiện thông báo cái này tôi có tìm hiểu alert2 để cho thông báo nhìn đẹp và chuyên hơn </text:span><text:span text:style-name="T4">(k biết ông có biết k nhưng tôi vẫn nói)</text:span></text:p>
      <text:p text:style-name="Standard"><text:span text:style-name="T4"/></text:p>
      <text:p text:style-name="Standard"><text:span text:style-name="T4">có thể tìm hiểu về data table nó sẽ giúp tìm kiếm dữ liệu xịn sò nhưng cái này nói vậy thôi chứ tôi chưa tìm hiểu</text:span></text:p>
      <text:p text:style-name="Standard"><text:span text:style-name="T4"/></text:p>
      <text:p text:style-name="Standard"><text:span text:style-name="T4">hiện xem những lớp đã điểm danh trong ngày và nhiều ngày khác thông qua input type date hay </text:span><text:span text:style-name="T5">1 thư viện khác …</text:span></text:p>
      <text:p text:style-name="Standard"><text:span text:style-name="T5"/></text:p>
      <text:p text:style-name="Standard"><text:span text:style-name="T5">thêm sửa xóa môn.</text:span></text:p>
      <text:p text:style-name="Standard"><text:span text:style-name="T5"/></text:p>
      <text:p text:style-name="Standard"><text:span text:style-name="T5">điểm danh sinh viên theo lớp.</text:span></text:p>
      <text:p text:style-name="Standard"><text:span text:style-name="T5"/></text:p>
      <text:p text:style-name="Standard"><text:span text:style-name="T5">thêm sửa sinh viên k biết có xóa k nhưng tôi thắc mắc là sinh viên có cần thêm cột để hiện tình trạng còn sống hay đã chết không</text:span></text:p>
      <text:p text:style-name="Standard"><text:span text:style-name="T5"/></text:p>
      <text:p text:style-name="Standard"><text:span text:style-name="T5">thêm, sửa xóa khóa học nó là K bn</text:span></text:p>
      <text:p text:style-name="Standard"><text:span text:style-name="T5"/></text:p>
      <text:p text:style-name="Standard"><text:span text:style-name="T5">thêm, sửa, xóa, hiện điểm sinh viên</text:span></text:p>
      <text:p text:style-name="Standard"><text:span text:style-name="T5"/></text:p>
      <text:p text:style-name="Standard"><text:span text:style-name="T5">lấy lại mật khẩu sinh viên, giáo viên,admin qua gmail.</text:span></text:p>
      <text:p text:style-name="Standard"><text:span text:style-name="T5"/></text:p>
      <text:p text:style-name="Standard"><text:span text:style-name="T5">thay đổi thông tin sinh viên, giáo viên, admin.</text:span></text:p>
      <text:p text:style-name="Standard"><text:span text:style-name="T5"/></text:p>
      <text:p text:style-name="Standard"><text:span text:style-name="T5">không biết có khóa tài khoản giáo viên hay không.</text:span></text:p>
      <text:p text:style-name="Standard"><text:span text:style-name="T5"/></text:p>
      <text:p text:style-name="Standard"><text:span text:style-name="T5"/></text:p>
      <text:p text:style-name="Standard"><text:span text:style-name="T5"/></text:p>
      <text:p text:style-name="Standard"><text:span text:style-name="T3"/></text:p>
      <text:p text:style-name="Standard"><text:span text:style-name="T3"/></text:p>
      <text:p text:style-name="Standard"><text:span text:style-name="T3"/></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04T18:21:52.490512096</meta:creation-date>
    <dc:date>2020-07-04T19:14:40.315499817</dc:date>
    <meta:editing-duration>PT1M57S</meta:editing-duration>
    <meta:editing-cycles>1</meta:editing-cycles>
    <meta:document-statistic meta:table-count="0" meta:image-count="0" meta:object-count="0" meta:page-count="1" meta:paragraph-count="13" meta:word-count="239" meta:character-count="1062" meta:non-whitespace-character-count="836"/>
    <meta:generator>LibreOffice/6.4.4.2$Linux_X86_64 LibreOffice_project/706abf8817d63c225da2eaeb9c9523a7d4d3595c</meta:generator>
  </office:meta>
</office:document-meta>
</file>